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32f1"/>
    </style:style>
    <style:style style:name="T1" style:family="text">
      <style:text-properties officeooo:rsid="000832f1"/>
    </style:style>
    <style:style style:name="T2" style:family="text">
      <style:text-properties fo:font-weight="bold" style:font-weight-asian="bold" style:font-weight-complex="bold"/>
    </style:style>
    <style:style style:name="T3" style:family="text">
      <style:text-properties fo:font-weight="bold" officeooo:rsid="000832f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32f1" style:font-weight-asian="normal" style:font-weight-complex="normal"/>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fo:font-weight="normal" officeooo:rsid="000832f1" style:font-size-asian="16pt" style:font-weight-asian="normal" style:font-size-complex="16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normal" officeooo:rsid="000832f1" style:font-size-asian="14pt" style:font-weight-asian="normal" style:font-size-complex="14pt" style:font-weight-complex="normal"/>
    </style:style>
    <style:style style:name="T10" style:family="text">
      <style:text-properties fo:font-size="14pt" fo:font-weight="normal" officeooo:rsid="00093192" style:font-size-asian="14pt" style:font-weight-asian="normal" style:font-size-complex="14pt" style:font-weight-complex="normal"/>
    </style:style>
    <style:style style:name="T11" style:family="text">
      <style:text-properties fo:font-size="14pt" fo:font-weight="normal" officeooo:rsid="000af397"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8">Précédemment dans les aventures de Camille : </text:span></text:span><text:span text:style-name="Strong_20_Emphasis"><text:span text:style-name="T9">Camille utilise au quotidien des applications sur son téléphone, mais elle découvre l'existence des pisteurs, ces morceaux de logiciel qui peuvent collecter des données sur elle. Elle se rend compte que ces données peuvent </text:span></text:span><text:span text:style-name="Strong_20_Emphasis"><text:span text:style-name="T11">toucher des domaines très sensibles,</text:span></text:span><text:span text:style-name="Strong_20_Emphasis"><text:span text:style-name="T9"> comme sa maladie ou son orientation sexuelle. </text:span></text:span><text:span text:style-name="Strong_20_Emphasis"><text:span text:style-name="T10">Camille </text:span></text:span><text:span text:style-name="Strong_20_Emphasis"><text:span text:style-name="T11">se demande alors</text:span></text:span></text:p>
      <text:p text:style-name="P1"><text:span text:style-name="Strong_20_Emphasis"><text:span text:style-name="T8">Comment des pisteurs se retrouvent dans les applications – </text:span></text:span><text:span text:style-name="Strong_20_Emphasis"><text:span text:style-name="T9">Une vidéo d'</text:span></text:span><text:span text:style-name="Strong_20_Emphasis"><text:span text:style-name="T8">Exodus Privacy<text:line-break/>Pour répondre à cette question, </text:span></text:span><text:span text:style-name="Strong_20_Emphasis"><text:span text:style-name="T9">Camille</text:span></text:span><text:span text:style-name="Strong_20_Emphasis"><text:span text:style-name="T8"> va devoir comprendre comment se fabrique une application.<text:line-break/>Une application, c’est un peu comme une voiture.<text:line-break/>Elles ont toutes deux un but : permettre à Camille de faire ses courses, d’aller dans une salle de jeu ou de poster un colis.<text:line-break/>Elles sont toutes deux complexes </text:span></text:span><text:span text:style-name="Strong_20_Emphasis"><text:span text:style-name="T9">à</text:span></text:span><text:span text:style-name="Strong_20_Emphasis"><text:span text:style-name="T8"> concevoir. Beaucoup d’éléments (les éléments passeront par les dessins) et de professions différentes participent à la création.<text:line-break/>Pour la fabrication du moteur d’une voiture, deux choix s’offrent aux ingénieur.e.s : soit fabriquer le moteur soit utiliser un moteur créé par d’autres. Pour une application, c’est pareil. Les développeurs et développeuses, cad les personnes qui écrivent le programme informatique, peuvent choisir d’utiliser des morceaux de code tout fait dans des bibliothèques de code ou bien tout écrire de A à Z.<text:line-break/>Mais alors, à quel moment les pisteurs se retrouvent-ils dans les applications ?<text:line-break/>Un pisteur, c’est un bout de code, donc il faut que quelqu’un l’écrive à un moment dans le programme de l’application.<text:line-break/>Cela peut être une décision des personnes à l’origine de l’application, par exemple si leurs revenus viennent de la publicité.<text:line-break/>Mais il arrive également que </text:span></text:span><text:span text:style-name="Strong_20_Emphasis"><text:span text:style-name="T11">ces personnes</text:span></text:span><text:span text:style-name="Strong_20_Emphasis"><text:span text:style-name="T8"> mettent des pisteurs sans s’en rendre compte.<text:line-break/>Par exemple, si une développeuse utilise un bout de code fait par d’autres, qui comprend un pisteur de géolocalisation sans qu’elle le sache, alors l’application finale comprendra ce pisteur. Et si Camille l’installe sur son téléphone, elle sera suivie à la trace par ce biais.</text:span></text:span></text:p>
      <text:p text:style-name="P1"><text:span text:style-name="T8">comme on trouve le même moteur dans différentes voitures, on trouve les mêmes pisteurs dans différentes applications.</text:span><text:span text:style-name="Strong_20_Emphasis"><text:span text:style-name="T8"><text:line-break/>Pour </text:span></text:span><text:span text:style-name="Strong_20_Emphasis"><text:span text:style-name="T11">découvrir</text:span></text:span><text:span text:style-name="Strong_20_Emphasis"><text:span text:style-name="T8"> les autres aventures de Camille, vous pouvez aller voir les deux premiers épisodes et vous abonner à la chaîne d’Exodus Privacy sur YT ou PT. Suivez-nous également sur Mastodon, Twitter et faceboo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sion </meta:initial-creator>
    <meta:creation-date>2018-08-23T21:10:20.577564266</meta:creation-date>
    <dc:date>2018-08-23T22:36:30.307461966</dc:date>
    <dc:creator>Passion </dc:creator>
    <meta:editing-duration>PT40M39S</meta:editing-duration>
    <meta:editing-cycles>1</meta:editing-cycles>
    <meta:document-statistic meta:table-count="0" meta:image-count="0" meta:object-count="0" meta:page-count="1" meta:paragraph-count="3" meta:word-count="366" meta:character-count="2324" meta:non-whitespace-character-count="1960"/>
    <meta:generator>LibreOffice/4.2.8.2$Linux_X86_64 LibreOffice_project/420m0$Build-2</meta:generator>
  </office:meta>
</office:document-meta>
</file>